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font-size="3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 style:text-autospace="none"/>
      <style:text-properties fo:font-size="32pt"/>
    </style:style>
    <style:style style:name="P12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3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2pt" fo:text-shadow="1pt 1pt" fo:font-weight="normal" style:font-size-asian="32pt" style:font-weight-asian="normal" style:font-size-complex="32pt" style:font-weight-complex="normal"/>
    </style:style>
    <style:style style:name="P14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16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8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name-asian="Segoe UI2" style:font-size-asian="28pt" style:font-style-asian="normal" style:font-weight-asian="bold" style:font-name-complex="Segoe UI2" style:font-size-complex="28pt" style:font-style-complex="normal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ffffff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708</text:span></text:p>
            <text:p text:style-name="P1"><text:span text:style-name="T2">“</text:span><text:span text:style-name="T2">Lord, Thee I Love with All My Heart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654cm" svg:height="7.011cm" svg:x="1.27cm" svg:y="0.762cm">
          <draw:text-box>
            <text:p text:style-name="P4"><text:span text:style-name="T3">1.</text:span><text:span text:style-name="T3"><text:tab/></text:span><text:span text:style-name="T4">Lord, Thee I love with all my heart;</text:span><text:span text:style-name="T4"><text:line-break/></text:span><text:span text:style-name="T4">I pray Thee, ne’er from me depart,</text:span><text:span text:style-name="T4"><text:line-break/></text:span><text:span text:style-name="T4">With tender mercy cheer me.</text:span></text:p>
            <text:p text:style-name="P4"><text:span text:style-name="T4">Earth has no pleasure I would sh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654cm" svg:height="7.011cm" svg:x="1.27cm" svg:y="0.762cm">
          <draw:text-box>
            <text:p text:style-name="P4"><text:span text:style-name="T4">Yea, heav’n itself were void and bare</text:span><text:span text:style-name="T4"><text:line-break/></text:span><text:span text:style-name="T4">If Thou, Lord, wert not near me.</text:span><text:span text:style-name="T4"><text:line-break/></text:span><text:span text:style-name="T4">And should my heart for sorrow break,</text:span><text:span text:style-name="T4"><text:line-break/></text:span><text:span text:style-name="T4">My trust in Thee can nothing shak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7" draw:layer="layout" svg:width="25.654cm" svg:height="8.701cm" svg:x="1.27cm" svg:y="0.762cm">
          <draw:text-box>
            <text:p text:style-name="P4"><text:span text:style-name="T4">Thou art the portion I have sought;</text:span><text:span text:style-name="T4"><text:line-break/></text:span><text:span text:style-name="T4">Thy precious blood my soul has bought.</text:span></text:p>
            <text:p text:style-name="P4"><text:span text:style-name="T4">Lord Jesus Christ, my God and Lord,</text:span></text:p>
            <text:p text:style-name="P4"><text:span text:style-name="T4">my God and Lord, Forsake me not!</text:span></text:p>
            <text:p text:style-name="P6"><text:span text:style-name="T4"><text:s text:c="7"/></text:span><text:span text:style-name="T4">I trust Thy Word. <text:s text:c="17"/></text:span><text:span text:style-name="T5"><text:s text:c="6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9" draw:layer="layout" svg:width="25.654cm" svg:height="7.011cm" svg:x="1.27cm" svg:y="0.762cm">
          <draw:text-box>
            <text:p text:style-name="P8"><text:span text:style-name="T6">2. </text:span><text:span text:style-name="T7">Yea, Lord, ’twas Thy rich bounty gave</text:span><text:span text:style-name="T7"><text:line-break/></text:span><text:span text:style-name="T7">My body, soul, and all I have</text:span><text:span text:style-name="T7"><text:line-break/></text:span><text:span text:style-name="T7">In this poor life of labor.</text:span><text:span text:style-name="T7"><text:line-break/></text:span><text:span text:style-name="T7">Lord, grant that I in ev’ry pl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12" draw:layer="layout" svg:width="25.654cm" svg:height="7.011cm" svg:x="1.27cm" svg:y="0.762cm">
          <draw:text-box>
            <text:p text:style-name="P11"><text:span text:style-name="T7">May glorify Thy lavish grace</text:span><text:span text:style-name="T7"><text:line-break/></text:span><text:span text:style-name="T7">And help and serve my neighbor.</text:span><text:span text:style-name="T7"><text:line-break/></text:span><text:span text:style-name="T7">Let no false doctrine me beguile;</text:span><text:span text:style-name="T7"><text:line-break/></text:span><text:span text:style-name="T7">Let Satan not my soul de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13" draw:layer="layout" svg:width="25.654cm" svg:height="8.701cm" svg:x="1.27cm" svg:y="0.762cm">
          <draw:text-box>
            <text:p text:style-name="P11"><text:span text:style-name="T7">Give strength and patience unto me</text:span><text:span text:style-name="T7"><text:line-break/></text:span><text:span text:style-name="T7">To bear my cross and follow Thee.</text:span><text:span text:style-name="T7"><text:line-break/></text:span><text:span text:style-name="T7">Lord Jesus Christ, my God and Lord, </text:span></text:p>
            <text:p text:style-name="P11"><text:span text:style-name="T7">my God and Lord, In death Thy comfort</text:span></text:p>
            <text:p text:style-name="P11"><text:span text:style-name="T7">still afford. <text:s text:c="3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15" draw:layer="layout" svg:width="25.654cm" svg:height="7.011cm" svg:x="1.379cm" svg:y="0.871cm">
          <draw:text-box>
            <text:p text:style-name="P14"><text:span text:style-name="T6">3. </text:span><text:span text:style-name="T7">Lord, let at last Thine angels come,</text:span></text:p>
            <text:p text:style-name="P14"><text:span text:style-name="T7">To Abr’ham’s bosom bear me home,</text:span></text:p>
            <text:p text:style-name="P14"><text:span text:style-name="T7">That I may die unfearing;</text:span></text:p>
            <text:p text:style-name="P14"><text:span text:style-name="T7">And in its narrow chamber kee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3" draw:text-style-name="P17" draw:layer="layout" svg:width="25.654cm" svg:height="7.011cm" svg:x="1.27cm" svg:y="0.762cm">
          <draw:text-box>
            <text:p text:style-name="P16"><text:span text:style-name="T7">My body safe in peaceful sleep</text:span></text:p>
            <text:p text:style-name="P16"><text:span text:style-name="T7">Until Thy reappearing.</text:span></text:p>
            <text:p text:style-name="P16"><text:span text:style-name="T7">And then from death awaken me,</text:span></text:p>
            <text:p text:style-name="P16"><text:span text:style-name="T7">That these mine eyes with joy may se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5" draw:text-style-name="P17" draw:layer="layout" svg:width="25.654cm" svg:height="13.96cm" svg:x="1.27cm" svg:y="0.762cm">
          <draw:text-box>
            <text:p text:style-name="P16"><text:span text:style-name="T7">O Son of God, Thy glorious face,</text:span></text:p>
            <text:p text:style-name="P16"><text:span text:style-name="T7">My Savior and my fount of grace.</text:span></text:p>
            <text:p text:style-name="P16"><text:span text:style-name="T7">Lord Jesus Christ, my prayer attend,</text:span></text:p>
            <text:p text:style-name="P16"><text:span text:style-name="T7">my prayer attend, And I will praise Thee</text:span></text:p>
            <text:p text:style-name="P16"><text:span text:style-name="T7">without end. <text:s text:c="35"/></text:span></text:p>
            <text:p text:style-name="P18"><text:span text:style-name="T8"><text:line-break/></text:span><text:span text:style-name="T8"/></text:p>
            <text:p text:style-name="P18"><text:span text:style-name="T8"><text:s text:c="3"/></text:span><text:span text:style-name="T9"><text:s/></text:span><text:span text:style-name="T9">Public domain</text:span></text:p>
            <text:p text:style-name="P18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4:44:09.220000000</meta:creation-date>
    <dc:title>Hymn template</dc:title>
    <meta:editing-duration>PT24M50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3-14T11:36:50.045000000</dc:date>
    <meta:document-statistic meta:object-count="62"/>
    <meta:template xlink:type="simple" xlink:actuate="onRequest" xlink:title="Hymn template" xlink:href="../../AppData/Roaming/LibreOffice/4/user/template/Worship%20Templsates/Hymn%20template.otp" meta:date="2015-02-28T14:44:06.943000000"/>
  </office:meta>
</office:document-meta>
</file>